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f6f9d4" draw:auto-grow-height="true" draw:auto-grow-width="false" fo:max-height="0cm" fo:min-height="1.423cm"/>
    </style:style>
    <style:style style:name="gr2" style:family="graphic" style:parent-style-name="standard">
      <style:graphic-properties draw:stroke="solid" svg:stroke-color="#000000" draw:fill="solid" draw:fill-color="#f6f9d4" draw:auto-grow-height="true" draw:auto-grow-width="false" fo:max-height="0cm" fo:min-height="2.371cm"/>
    </style:style>
    <style:style style:name="gr3" style:family="graphic" style:parent-style-name="standard">
      <style:graphic-properties draw:stroke="solid" svg:stroke-color="#000000" draw:fill="solid" draw:fill-color="#b4c7dc" draw:auto-grow-height="true" draw:auto-grow-width="false" fo:max-height="0cm" fo:min-height="5.55cm"/>
    </style:style>
    <style:style style:name="gr4" style:family="graphic" style:parent-style-name="standard">
      <style:graphic-properties draw:stroke="solid" svg:stroke-color="#000000" draw:fill="solid" draw:fill-color="#b3cac7" draw:auto-grow-height="true" draw:auto-grow-width="false" fo:max-height="0cm" fo:min-height="4.267cm"/>
    </style:style>
    <style:style style:name="gr5" style:family="graphic" style:parent-style-name="standard">
      <style:graphic-properties draw:stroke="solid" svg:stroke-color="#000000" draw:fill="solid" draw:fill-color="#b3cac7" draw:auto-grow-height="true" draw:auto-grow-width="false" fo:max-height="0cm" fo:min-height="1.35cm"/>
    </style:style>
    <style:style style:name="gr6" style:family="graphic" style:parent-style-name="standard">
      <style:graphic-properties draw:stroke="solid" svg:stroke-color="#000000" draw:fill="solid" draw:fill-color="#b3cac7" draw:auto-grow-height="true" draw:auto-grow-width="false" fo:max-height="0cm" fo:min-height="1.897cm"/>
    </style:style>
    <style:style style:name="gr7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2cm"/>
    </style:style>
    <style:style style:name="gr10" style:family="graphic" style:parent-style-name="standard">
      <style:graphic-properties draw:stroke="solid" svg:stroke-color="#000000" draw:fill="solid" draw:fill-color="#b4c7dc" draw:auto-grow-height="true" draw:auto-grow-width="false" fo:max-height="0cm" fo:min-height="15.75cm"/>
    </style:style>
    <style:style style:name="gr11" style:family="graphic" style:parent-style-name="standard">
      <style:graphic-properties draw:stroke="solid" svg:stroke-color="#000000" draw:fill="solid" draw:fill-color="#b3cac7" draw:auto-grow-height="true" draw:auto-grow-width="false" fo:max-height="0cm" fo:min-height="5.215cm"/>
    </style:style>
    <style:style style:name="gr12" style:family="graphic" style:parent-style-name="standard">
      <style:graphic-properties draw:stroke="solid" svg:stroke-color="#000000" draw:fill="solid" draw:fill-color="#b3cac7" draw:auto-grow-height="true" draw:auto-grow-width="false" fo:max-height="0cm" fo:min-height="5.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1">
      <style:graphic-properties draw:stroke="solid" svg:stroke-color="#000000" draw:fill="solid" draw:fill-color="#b3cac7" draw:auto-grow-height="true" draw:auto-grow-width="false" fo:max-height="0cm" fo:min-height="5.35cm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 style:list-style-name="L1">
      <style:graphic-properties draw:stroke="solid" svg:stroke-color="#000000" draw:fill="solid" draw:fill-color="#b3cac7" draw:auto-grow-height="true" draw:auto-grow-width="false" fo:max-height="0cm" fo:min-height="5.35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solid" draw:fill-color="#f6f9d4"/>
      <style:text-properties fo:font-size="12pt"/>
    </style:style>
    <style:style style:name="P2" style:family="paragraph">
      <loext:graphic-properties draw:fill="solid" draw:fill-color="#b4c7dc"/>
      <style:text-properties fo:font-size="12pt"/>
    </style:style>
    <style:style style:name="P3" style:family="paragraph">
      <loext:graphic-properties draw:fill="solid" draw:fill-color="#b3cac7"/>
      <style:text-properties fo:font-size="12pt"/>
    </style:style>
    <style:style style:name="P4" style:family="paragraph">
      <loext:graphic-properties draw:fill="solid"/>
      <style:paragraph-properties fo:text-align="center"/>
      <style:text-properties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b3cac7"/>
      <style:paragraph-properties fo:margin-left="0cm" fo:margin-right="0cm" fo:margin-top="0cm" fo:margin-bottom="0cm" fo:line-height="100%" fo:text-indent="0cm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xml:id="id3" draw:id="id3" draw:layer="layout" svg:width="19cm" svg:height="1.673cm" svg:x="1cm" svg:y="0.2cm">
          <draw:text-box>
            <text:p><text:span text:style-name="T1">Datei: pn_config.h</text:span></text:p>
            <text:list text:style-name="L1">
              <text:list-item>
                <text:p><text:span text:style-name="T1">Enthält Angaben über Kompilierkonfiguration der libparanut.</text:span></text:p>
              </text:list-item>
              <text:list-item>
                <text:p><text:span text:style-name="T1">Wird beim Kompilieren im INSTALL-Ordner erzeugt.</text:span></text:p>
              </text:list-item>
            </text:list>
          </draw:text-box>
        </draw:frame>
        <draw:frame draw:style-name="gr2" draw:text-style-name="P1" xml:id="id2" draw:id="id2" draw:layer="layout" svg:width="19cm" svg:height="2.621cm" svg:x="1cm" svg:y="2.6cm">
          <draw:text-box>
            <text:p><text:span text:style-name="T1">Datei: libparanut.h</text:span></text:p>
            <text:list text:style-name="L1">
              <text:list-item>
                <text:p><text:span text:style-name="T1">Muss von Applikation inkludiert werden.</text:span></text:p>
              </text:list-item>
              <text:list-item>
                <text:p><text:span text:style-name="T1">Wird beim Kompilieren in INSTALL-Ordner kopiert.</text:span></text:p>
              </text:list-item>
              <text:list-item>
                <text:p><text:span text:style-name="T1">Enthält Funktionsdeklarationen, Typdefinitionen, Makros und Defines der libparanut (also alles, was für die Applikation sichtbar/verwendbar sein soll).</text:span></text:p>
              </text:list-item>
            </text:list>
          </draw:text-box>
        </draw:frame>
        <draw:frame draw:style-name="gr3" draw:text-style-name="P2" draw:layer="layout" svg:width="20.6cm" svg:height="5.8cm" svg:x="0.2cm" svg:y="6cm">
          <draw:text-box>
            <text:p><text:span text:style-name="T1">Ordner: common</text:span></text:p>
            <text:list text:style-name="L1">
              <text:list-item>
                <text:p><text:span text:style-name="T1">Enthält interne Informationen, die von den Modulen der libparanut genutzt werden.</text:span></text:p>
              </text:list-item>
            </text:list>
          </draw:text-box>
        </draw:frame>
        <draw:frame draw:style-name="gr4" draw:text-style-name="P3" xml:id="id1" draw:id="id1" draw:layer="layout" svg:width="8cm" svg:height="4.517cm" svg:x="1cm" svg:y="7.2cm">
          <draw:text-box>
            <text:p><text:span text:style-name="T1">Datei: common.h</text:span></text:p>
            <text:list text:style-name="L1">
              <text:list-item>
                <text:p><text:span text:style-name="T1">Enthält interne Makros und globale Variablen, die in architekturunabhängiger Implementierung (C-Teil) genutzt werden.</text:span></text:p>
              </text:list-item>
              <text:list-item>
                <text:p><text:span text:style-name="T1">Enthält Deklarationen von Assembler-Funktionen, die in mehreren Modulen benutzt werden.</text:span></text:p>
              </text:list-item>
            </text:list>
          </draw:text-box>
        </draw:frame>
        <draw:frame draw:style-name="gr5" draw:text-style-name="P3" xml:id="id5" draw:id="id5" draw:layer="layout" svg:width="10.8cm" svg:height="1.673cm" svg:x="9.2cm" svg:y="7.2cm">
          <draw:text-box>
            <text:p><text:span text:style-name="T1">Datei: custom_RV32I.S</text:span></text:p>
            <text:list text:style-name="L1">
              <text:list-item>
                <text:p><text:span text:style-name="T1">Enthält interne Makros, die in architekturabhängigen Funktionen genutzt werden.</text:span></text:p>
              </text:list-item>
            </text:list>
          </draw:text-box>
        </draw:frame>
        <draw:frame draw:style-name="gr6" draw:text-style-name="P3" xml:id="id4" draw:id="id4" draw:layer="layout" svg:width="10cm" svg:height="2.147cm" svg:x="10cm" svg:y="9.527cm">
          <draw:text-box>
            <text:p><text:span text:style-name="T1">Datei: common_RV32I.S</text:span></text:p>
            <text:list text:style-name="L1">
              <text:list-item>
                <text:p><text:span text:style-name="T1">Enthält Implementierungen von Assembler-Funktionen, die in mehreren Modulen benutzt werden.</text:span></text:p>
              </text:list-item>
            </text:list>
          </draw:text-box>
        </draw:frame>
        <draw:connector draw:style-name="gr7" draw:text-style-name="P4" draw:layer="layout" draw:type="lines" svg:x1="5cm" svg:y1="7.2cm" svg:x2="10.5cm" svg:y2="5.221cm" draw:start-shape="id1" draw:start-glue-point="0" draw:end-shape="id2" draw:end-glue-point="2" svg:d="M5000 7200v-501l5500-977v-501" svg:viewBox="0 0 5501 1980">
          <text:p/>
        </draw:connector>
        <draw:connector draw:style-name="gr7" draw:text-style-name="P5" draw:layer="layout" draw:type="lines" svg:x1="10.5cm" svg:y1="2.6cm" svg:x2="10.5cm" svg:y2="1.873cm" draw:start-shape="id2" draw:start-glue-point="0" draw:end-shape="id3" draw:end-glue-point="2" svg:d="M10500 2600v-501 275-501" svg:viewBox="0 0 1 728">
          <text:p/>
        </draw:connector>
        <draw:frame draw:style-name="gr8" draw:text-style-name="P6" draw:layer="layout" svg:width="3.2cm" svg:height="0.725cm" draw:transform="rotate (-1.5707963267949) translate (10.125cm 9.064cm)">
          <draw:text-box>
            <text:p><text:span text:style-name="T2">implementiert</text:span></text:p>
          </draw:text-box>
        </draw:frame>
        <draw:frame draw:style-name="gr9" draw:text-style-name="P6" draw:layer="layout" svg:width="2.2cm" svg:height="0.725cm" svg:x="5cm" svg:y="11.8cm">
          <draw:text-box>
            <text:p><text:span text:style-name="T2">inkludiert</text:span></text:p>
          </draw:text-box>
        </draw:frame>
        <draw:frame draw:style-name="gr8" draw:text-style-name="P6" draw:layer="layout" svg:width="2.2cm" svg:height="0.725cm" svg:x="15cm" svg:y="8.873cm">
          <draw:text-box>
            <text:p><text:span text:style-name="T2">inkludiert</text:span></text:p>
          </draw:text-box>
        </draw:frame>
        <draw:connector draw:style-name="gr7" draw:text-style-name="P5" draw:layer="layout" draw:type="lines" svg:x1="15cm" svg:y1="9.527cm" svg:x2="14.6cm" svg:y2="8.873cm" draw:start-shape="id4" draw:start-glue-point="0" draw:end-shape="id5" svg:d="M15000 9527v-501l-400 348v-501" svg:viewBox="0 0 401 655">
          <text:p/>
        </draw:connector>
        <draw:frame draw:style-name="gr10" draw:text-style-name="P2" draw:layer="layout" svg:width="6cm" svg:height="16cm" svg:x="1cm" svg:y="12.415cm">
          <draw:text-box>
            <text:p><text:span text:style-name="T1">Ordner: pn_base</text:span></text:p>
            <text:list text:style-name="L1">
              <text:list-item>
                <text:p><text:span text:style-name="T1">Implementiert das Base Modul (Funktionen zur Statusabfrage des ParaNut und zum Anhalten von Kernen).</text:span></text:p>
              </text:list-item>
            </text:list>
          </draw:text-box>
        </draw:frame>
        <draw:frame draw:style-name="gr11" draw:text-style-name="P3" xml:id="id7" draw:id="id7" draw:layer="layout" svg:width="5.2cm" svg:height="5.465cm" svg:x="1.4cm" svg:y="15.615cm">
          <draw:text-box>
            <text:p><text:span text:style-name="T1">Datei: pn_base.c</text:span></text:p>
            <text:list text:style-name="L1">
              <text:list-item>
                <text:p><text:span text:style-name="T1">Enthält architekturunabhängige Implementierung des Base Moduls.</text:span></text:p>
              </text:list-item>
              <text:list-item>
                <text:p><text:span text:style-name="T1">Verfasst in C.</text:span></text:p>
              </text:list-item>
              <text:list-item>
                <text:p><text:span text:style-name="T1">Enthält Deklarationen von Assembler-Funktionen, die nur in diesem Modul benutzt werden.</text:span></text:p>
              </text:list-item>
            </text:list>
          </draw:text-box>
        </draw:frame>
        <draw:frame draw:style-name="gr12" draw:text-style-name="P3" xml:id="id6" draw:id="id6" draw:layer="layout" svg:width="5.6cm" svg:height="5.6cm" svg:x="1.2cm" svg:y="22.615cm">
          <draw:text-box>
            <text:p><text:span text:style-name="T1">Datei: pn_base_RV32I.S</text:span></text:p>
            <text:list text:style-name="L1">
              <text:list-item>
                <text:p><text:span text:style-name="T1">Enthält architekturabhängige Implementierung des Base Moduls.</text:span></text:p>
              </text:list-item>
              <text:list-item>
                <text:p><text:span text:style-name="T1">Verfasst in Assembler.</text:span></text:p>
              </text:list-item>
              <text:list-item>
                <text:p><text:span text:style-name="T1">Enthält Implementierung von Assembler-Funktionen, die nur in diesem Modul benutzt werden.</text:span></text:p>
              </text:list-item>
            </text:list>
          </draw:text-box>
        </draw:frame>
        <draw:connector draw:style-name="gr7" draw:text-style-name="P5" draw:layer="layout" svg:x1="4cm" svg:y1="28.215cm" svg:x2="20cm" svg:y2="8.036cm" draw:start-shape="id6" draw:start-glue-point="2" draw:end-shape="id5" draw:end-glue-point="1" svg:d="M4000 28215v501h16501v-20680h-501" svg:viewBox="0 0 16502 20681">
          <text:p/>
        </draw:connector>
        <draw:frame draw:style-name="gr8" draw:text-style-name="P6" draw:layer="layout" svg:width="2.2cm" svg:height="0.725cm" svg:x="18.4cm" svg:y="28.6cm">
          <draw:text-box>
            <text:p><text:span text:style-name="T2">inkludiert</text:span></text:p>
          </draw:text-box>
        </draw:frame>
        <draw:frame draw:style-name="gr8" draw:text-style-name="P6" draw:layer="layout" svg:width="2.2cm" svg:height="0.725cm" svg:x="10.5cm" svg:y="5.275cm">
          <draw:text-box>
            <text:p><text:span text:style-name="T2">inkludiert</text:span></text:p>
          </draw:text-box>
        </draw:frame>
        <draw:connector draw:style-name="gr7" draw:text-style-name="P5" draw:layer="layout" svg:x1="10cm" svg:y1="10.6cm" svg:x2="9cm" svg:y2="9.458cm" draw:start-shape="id4" draw:start-glue-point="3" draw:end-shape="id1" draw:end-glue-point="1" svg:d="M10000 10600h-500v-1142h-500" svg:viewBox="0 0 1001 1143">
          <text:p/>
        </draw:connector>
        <draw:connector draw:style-name="gr7" draw:text-style-name="P5" draw:layer="layout" svg:x1="4cm" svg:y1="22.615cm" svg:x2="4cm" svg:y2="21.08cm" draw:start-shape="id6" draw:start-glue-point="0" draw:end-shape="id7" draw:end-glue-point="2" svg:d="M4000 22615v-1535" svg:viewBox="0 0 1 1536">
          <text:p/>
        </draw:connector>
        <draw:frame draw:style-name="gr8" draw:text-style-name="P6" draw:layer="layout" svg:width="2.2cm" svg:height="0.725cm" svg:x="10.5cm" svg:y="1.876cm">
          <draw:text-box>
            <text:p><text:span text:style-name="T2">inkludiert</text:span></text:p>
          </draw:text-box>
        </draw:frame>
        <draw:frame draw:style-name="gr8" draw:text-style-name="P6" draw:layer="layout" svg:width="2.2cm" svg:height="0.725cm" svg:x="10.5cm" svg:y="1.877cm">
          <draw:text-box>
            <text:p><text:span text:style-name="T2">inkludiert</text:span></text:p>
          </draw:text-box>
        </draw:frame>
        <draw:connector draw:style-name="gr7" draw:text-style-name="P5" draw:layer="layout" svg:x1="1.4cm" svg:y1="18.347cm" svg:x2="1cm" svg:y2="3.91cm" draw:start-shape="id7" draw:start-glue-point="3" draw:end-shape="id2" draw:end-glue-point="3" svg:d="M1400 18347h-901v-14437h501" svg:viewBox="0 0 902 14438">
          <text:p/>
        </draw:connector>
        <draw:frame draw:style-name="gr8" draw:text-style-name="P6" draw:layer="layout" svg:width="3.4cm" svg:height="0.725cm" draw:transform="rotate (-1.5707963267949) translate (0.725cm 2.4cm)">
          <draw:text-box>
            <text:p><text:span text:style-name="T2">implementiert</text:span></text:p>
          </draw:text-box>
        </draw:frame>
        <draw:frame draw:style-name="gr13" draw:text-style-name="P6" draw:layer="layout" svg:width="3.2cm" svg:height="0.725cm" svg:x="4cm" svg:y="22.015cm">
          <draw:text-box>
            <text:p><text:span text:style-name="T2">implementiert</text:span></text:p>
          </draw:text-box>
        </draw:frame>
        <draw:frame draw:style-name="gr10" draw:text-style-name="P2" draw:layer="layout" svg:width="6cm" svg:height="16cm" svg:x="7.4cm" svg:y="12.4cm">
          <draw:text-box>
            <text:p><text:span text:style-name="T1">Ordner: pn_link</text:span></text:p>
            <text:list text:style-name="L1">
              <text:list-item>
                <text:p><text:span text:style-name="T1">Implementiert das Link Modul (Funktionen zum Ein- und Ausschalten des Linked Mode).</text:span></text:p>
              </text:list-item>
            </text:list>
          </draw:text-box>
        </draw:frame>
        <draw:frame draw:style-name="gr10" draw:text-style-name="P2" draw:layer="layout" svg:width="6cm" svg:height="16cm" svg:x="14cm" svg:y="12.4cm">
          <draw:text-box>
            <text:p><text:span text:style-name="T1">Ordner: pn_thread</text:span></text:p>
            <text:list text:style-name="L1">
              <text:list-item>
                <text:p><text:span text:style-name="T3">Implementiert das Thread Modul </text:span><text:span text:style-name="T1">(Funktionen zum Ein- und Ausschalten des Threaded Mode).</text:span></text:p>
              </text:list-item>
            </text:list>
          </draw:text-box>
        </draw:frame>
        <draw:frame draw:style-name="gr11" draw:text-style-name="P3" xml:id="id9" draw:id="id9" draw:layer="layout" svg:width="5.2cm" svg:height="5.465cm" svg:x="7.8cm" svg:y="15.6cm">
          <draw:text-box>
            <text:p><text:span text:style-name="T1">Datei: pn_link.c</text:span></text:p>
            <text:list text:style-name="L1">
              <text:list-item>
                <text:p><text:span text:style-name="T1">Enthält architekturunabhängige Implementierung des Link Moduls.</text:span></text:p>
              </text:list-item>
              <text:list-item>
                <text:p><text:span text:style-name="T1">Verfasst in C.</text:span></text:p>
              </text:list-item>
              <text:list-item>
                <text:p><text:span text:style-name="T1">Enthält Deklarationen von Assembler-Funktionen, die nur in diesem Modul benutzt werden.</text:span></text:p>
              </text:list-item>
            </text:list>
          </draw:text-box>
        </draw:frame>
        <draw:frame draw:style-name="gr14" draw:text-style-name="P8" xml:id="id8" draw:id="id8" draw:layer="layout" svg:width="5.6cm" svg:height="5.6cm" svg:x="7.6cm" svg:y="22.6cm">
          <draw:text-box>
            <text:p text:style-name="P7"><text:span text:style-name="T1">Datei: pn_link_RV32I.S</text:span></text:p>
            <text:list text:style-name="L1">
              <text:list-item>
                <text:p><text:span text:style-name="T1">Enthält architekturabhängige Implementierung des Link Moduls.</text:span></text:p>
              </text:list-item>
              <text:list-item>
                <text:p><text:span text:style-name="T1">Verfasst in Assembler.</text:span></text:p>
              </text:list-item>
              <text:list-item>
                <text:p><text:span text:style-name="T1">Enthält Implementierung von Assembler-Funktionen, die nur in diesem Modul benutzt werden.</text:span></text:p>
              </text:list-item>
            </text:list>
          </draw:text-box>
        </draw:frame>
        <draw:connector draw:style-name="gr7" draw:text-style-name="P5" draw:layer="layout" svg:x1="4cm" svg:y1="22.616cm" svg:x2="4cm" svg:y2="21.081cm" svg:d="M4000 22616v-1535" svg:viewBox="0 0 1 1536">
          <text:p/>
        </draw:connector>
        <draw:connector draw:style-name="gr7" draw:text-style-name="P5" draw:layer="layout" svg:x1="10.4cm" svg:y1="22.6cm" svg:x2="10.4cm" svg:y2="21.065cm" draw:start-shape="id8" draw:start-glue-point="0" draw:end-shape="id9" draw:end-glue-point="2" svg:d="M10400 22600v-1535" svg:viewBox="0 0 1 1536">
          <text:p/>
        </draw:connector>
        <draw:frame draw:style-name="gr13" draw:text-style-name="P6" draw:layer="layout" svg:width="3.2cm" svg:height="0.725cm" svg:x="10.4cm" svg:y="22cm">
          <draw:text-box>
            <text:p><text:span text:style-name="T2">implementiert</text:span></text:p>
          </draw:text-box>
        </draw:frame>
        <draw:connector draw:style-name="gr15" draw:text-style-name="P9" draw:layer="layout" draw:line-skew="0.015cm" svg:x1="10.4cm" svg:y1="28.2cm" svg:x2="20cm" svg:y2="8.036cm" draw:start-shape="id8" draw:start-glue-point="2" draw:end-shape="id5" draw:end-glue-point="1" svg:d="M10400 28200v516h10101v-20680h-501" svg:viewBox="0 0 10102 20681">
          <text:p/>
        </draw:connector>
        <draw:connector draw:style-name="gr7" draw:text-style-name="P5" draw:layer="layout" draw:type="lines" draw:line-skew="0.286cm 3.182cm" svg:x1="4cm" svg:y1="15.615cm" svg:x2="5cm" svg:y2="11.717cm" draw:start-shape="id7" draw:start-glue-point="0" draw:end-shape="id1" svg:d="M4000 15615v-215h1000v-3683" svg:viewBox="0 0 1001 3899">
          <text:p/>
        </draw:connector>
        <draw:connector draw:style-name="gr15" draw:text-style-name="P9" draw:layer="layout" draw:line-skew="1.741cm" svg:x1="10.4cm" svg:y1="15.6cm" svg:x2="5cm" svg:y2="11.717cm" draw:start-shape="id9" draw:start-glue-point="0" draw:end-shape="id1" draw:end-glue-point="2" svg:d="M10400 15600v-200h-5400v-3683" svg:viewBox="0 0 5401 3884">
          <text:p/>
        </draw:connector>
        <draw:frame draw:style-name="gr11" draw:text-style-name="P3" xml:id="id11" draw:id="id11" draw:layer="layout" svg:width="5.2cm" svg:height="5.465cm" svg:x="14.4cm" svg:y="15.587cm">
          <draw:text-box>
            <text:p><text:span text:style-name="T1">Datei: pn_thread.c</text:span></text:p>
            <text:list text:style-name="L1">
              <text:list-item>
                <text:p><text:span text:style-name="T1">Enthält architekturunabhängige Implementierung des Thread Moduls.</text:span></text:p>
              </text:list-item>
              <text:list-item>
                <text:p><text:span text:style-name="T1">Verfasst in C.</text:span></text:p>
              </text:list-item>
              <text:list-item>
                <text:p><text:span text:style-name="T1">Enthält Deklarationen von Assembler-Funktionen, die nur in diesem Modul benutzt werden.</text:span></text:p>
              </text:list-item>
            </text:list>
          </draw:text-box>
        </draw:frame>
        <draw:frame draw:style-name="gr16" draw:text-style-name="P8" xml:id="id10" draw:id="id10" draw:layer="layout" svg:width="5.6cm" svg:height="5.6cm" svg:x="14.2cm" svg:y="22.6cm">
          <draw:text-box>
            <text:p text:style-name="P7"><text:span text:style-name="T1">Datei: pn_thread_RV32I.S</text:span></text:p>
            <text:list text:style-name="L1">
              <text:list-item>
                <text:p><text:span text:style-name="T1">Enthält architekturabhängige Implementierung des Thread Moduls.</text:span></text:p>
              </text:list-item>
              <text:list-item>
                <text:p><text:span text:style-name="T1">Verfasst in Assembler.</text:span></text:p>
              </text:list-item>
              <text:list-item>
                <text:p><text:span text:style-name="T1">Enthält Implementierung von Assembler-Funktionen, die nur in diesem Modul benutzt werden.</text:span></text:p>
              </text:list-item>
            </text:list>
          </draw:text-box>
        </draw:frame>
        <draw:connector draw:style-name="gr7" draw:text-style-name="P5" draw:layer="layout" svg:x1="17cm" svg:y1="22.6cm" svg:x2="17cm" svg:y2="21.052cm" draw:start-shape="id10" draw:start-glue-point="0" draw:end-shape="id11" draw:end-glue-point="2" svg:d="M17000 22600v-1548" svg:viewBox="0 0 1 1549">
          <text:p/>
        </draw:connector>
        <draw:frame draw:style-name="gr13" draw:text-style-name="P6" draw:layer="layout" svg:width="3.2cm" svg:height="0.725cm" svg:x="17cm" svg:y="22cm">
          <draw:text-box>
            <text:p><text:span text:style-name="T2">implementiert</text:span></text:p>
          </draw:text-box>
        </draw:frame>
        <draw:connector draw:style-name="gr15" draw:text-style-name="P9" draw:layer="layout" draw:line-skew="0.015cm" svg:x1="17cm" svg:y1="28.2cm" svg:x2="20cm" svg:y2="8.036cm" draw:start-shape="id10" draw:start-glue-point="2" draw:end-shape="id5" draw:end-glue-point="1" svg:d="M17000 28200v516h3501v-20680h-501" svg:viewBox="0 0 3502 20681">
          <text:p/>
        </draw:connector>
        <draw:connector draw:style-name="gr15" draw:text-style-name="P9" draw:layer="layout" draw:line-skew="1.748cm" svg:x1="17cm" svg:y1="15.587cm" svg:x2="5cm" svg:y2="11.717cm" draw:start-shape="id11" draw:start-glue-point="0" draw:end-shape="id1" draw:end-glue-point="2" svg:d="M17000 15587v-187h-12000v-3683" svg:viewBox="0 0 12001 3871">
          <text:p/>
        </draw:connector>
        <draw:connector draw:style-name="gr15" draw:text-style-name="P9" draw:layer="layout" draw:line-skew="0cm 6.467cm" svg:x1="7.8cm" svg:y1="18.332cm" svg:x2="1.4cm" svg:y2="18.347cm" draw:start-shape="id9" draw:start-glue-point="3" draw:end-shape="id7" draw:end-glue-point="3" svg:d="M7800 18332h-600v3249h-6301v-3234h501" svg:viewBox="0 0 6902 3250">
          <text:p/>
        </draw:connector>
        <draw:connector draw:style-name="gr15" draw:text-style-name="P9" draw:layer="layout" draw:line-skew="3.4cm 6.467cm" svg:x1="14.4cm" svg:y1="18.319cm" svg:x2="1.4cm" svg:y2="18.347cm" draw:start-shape="id11" draw:start-glue-point="3" draw:end-shape="id7" draw:end-glue-point="3" svg:d="M14400 18319h-500v3262h-13001v-3234h501" svg:viewBox="0 0 13502 3263">
          <text:p/>
        </draw:connector>
        <draw:custom-shape draw:style-name="gr17" draw:text-style-name="P10" draw:layer="layout" svg:width="0.2cm" svg:height="0.2cm" svg:x="10.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cm" svg:height="0.2cm" svg:x="4.9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cm" svg:height="0.2cm" svg:x="0.8cm" svg:y="18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cm" svg:height="0.2cm" svg:x="7.1cm" svg:y="2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cm" svg:height="0.2cm" svg:x="10.3cm" svg:y="2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cm" svg:height="0.2cm" svg:x="16.9cm" svg:y="2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19.4cm" svg:height="0.683cm" svg:x="0.2cm" svg:y="29cm">
          <draw:text-box>
            <text:p text:style-name="P11"><text:span text:style-name="T4">Aus Gründen der Übersichtlichkeit nicht dargestellt sind das Cache, Exception und Spinlock Modul.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3cm" svg:x="1.95cm" svg:y="2.104cm" presentation:class="title" presentation:placeholder="true">
        <draw:text-box/>
      </draw:frame>
      <draw:frame presentation:style-name="Standard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5T17:12:19.017000000</meta:creation-date>
    <dc:date>2020-01-16T09:46:06.043000000</dc:date>
    <meta:editing-duration>PT58M21S</meta:editing-duration>
    <meta:editing-cycles>34</meta:editing-cycles>
    <meta:generator>LibreOffice/6.3.0.4$Windows_X86_64 LibreOffice_project/057fc023c990d676a43019934386b85b21a9ee99</meta:generator>
    <meta:document-statistic meta:object-count="73"/>
  </office:meta>
</office:document-meta>
</file>